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256cm"/>
    </style:style>
    <style:style style:name="co4" style:family="table-column">
      <style:table-column-properties fo:break-before="auto" style:column-width="15.117cm"/>
    </style:style>
    <style:style style:name="ro4"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float" office:value="1">
            <text:p>1</text:p>
          </table:table-cell>
          <table:table-cell office:value-type="string">
            <text:p>Thompson, J. D., Plewniak, F., Ripp, R., Thierry, J.-C., and Poch, O. (2001). Towards a reliable objective function for multiple sequence alignments. Journal of Molecular Biology, 314(4):937-951.</text:p>
          </table:table-cell>
        </table:table-row>
        <table:table-row table:style-name="ro3">
          <table:table-cell office:value-type="float" office:value="2">
            <text:p>2</text:p>
          </table:table-cell>
          <table:table-cell office:value-type="string">
            <text:p>Silva, F. J. M. J., Pérez, J. M. S. M., Pulido, J. A. G. A., and Rodríguez, M. V. A. (2011). Parallel niche pareto AlineaGA-an evolutionary multiobjective approach on multiple sequence alignment. Journal of integrative bioinformatics, 8(3).</text:p>
          </table:table-cell>
        </table:table-row>
        <table:table-row table:style-name="ro3">
          <table:table-cell office:value-type="float" office:value="3">
            <text:p>3</text:p>
          </table:table-cell>
          <table:table-cell office:value-type="string">
            <text:p>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table:style-name="Default"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table:style-name="Default" office:value-type="string">
            <text:p>Dayhoff, M. O. and Schwartz, R. M. (1978). A model of evolutionary change in proteins. In in Atlas of Protein Sequence and Structure.</text:p>
          </table:table-cell>
        </table:table-row>
        <table:table-row table:style-name="ro5">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6">
          <table:table-cell office:value-type="float" office:value="8">
            <text:p>8</text:p>
          </table:table-cell>
          <table:table-cell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2">
          <table:table-cell office:value-type="float" office:value="9">
            <text:p>9</text:p>
          </table:table-cell>
          <table:table-cell office:value-type="string">
            <text:p>Wang, Y. and Li, K.-B. (2004). An adaptive and iterative algorithm for refining multiple sequence alignment. Computational Biology and Chemistry, 28(2):141-148.</text:p>
          </table:table-cell>
        </table:table-row>
        <table:table-row table:style-name="ro3">
          <table:table-cell office:value-type="float" office:value="10">
            <text:p>10</text:p>
          </table:table-cell>
          <table:table-cell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2">
          <table:table-cell office:value-type="float" office:value="11">
            <text:p>11</text:p>
          </table:table-cell>
          <table:table-cell office:value-type="string">
            <text:p>Taylor, W. (1988). A flexible method to align large numbers of biological sequences. 28(1-2):161-169.</text:p>
          </table:table-cell>
        </table:table-row>
        <table:table-row table:style-name="ro2">
          <table:table-cell office:value-type="float" office:value="12">
            <text:p>12</text:p>
          </table:table-cell>
          <table:table-cell office:value-type="string">
            <text:p>Notredame, C. and Higgins, D. G. (1996). SAGA: Sequence alignment by genetic algorithm. Nucleic Acids Research, 24(8):1515-1524.</text:p>
          </table:table-cell>
        </table:table-row>
        <table:table-row table:style-name="ro3">
          <table:table-cell office:value-type="float" office:value="13">
            <text:p>13</text:p>
          </table:table-cell>
          <table:table-cell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office:value-type="string">
            <text:p>Notredame, C., Higgins, D. G., and Heringa, J. (2000). T-coffee: a novel method for fast and accurate multiple sequence alignment. Journal of Molecular Biology, 302(1):205-217.</text:p>
          </table:table-cell>
        </table:table-row>
        <table:table-row table:style-name="ro4">
          <table:table-cell office:value-type="float" office:value="15">
            <text:p>15</text:p>
          </table:table-cell>
          <table:table-cell table:style-name="Default" office:value-type="string">
            <text:p>Zvelebil, M. and Baum. understanding bioinformatics. Garland Science, New York, second edition.</text:p>
          </table:table-cell>
        </table:table-row>
        <table:table-row table:style-name="ro2">
          <table:table-cell office:value-type="float" office:value="16">
            <text:p>16</text:p>
          </table:table-cell>
          <table:table-cell office:value-type="string">
            <text:p>Thompson, J. D., Plewniak, F., and Poch, O. (1999). A comprehensive comparison of multiple sequence alignment programs. Nucleic Acids Research, 27(13):2682-2690.</text:p>
          </table:table-cell>
        </table:table-row>
        <table:table-row table:style-name="ro4">
          <table:table-cell office:value-type="float" office:value="17">
            <text:p>17</text:p>
          </table:table-cell>
          <table:table-cell table:style-name="Default" office:value-type="string">
            <text:p>Marti-Renom, M. A., Madhusudhan, M. S., and Sali, A. (2004). Alignment of protein sequences by their profiles. Protein Science, 13(4):1071-1087.</text:p>
          </table:table-cell>
        </table:table-row>
        <table:table-row table:style-name="ro4">
          <table:table-cell office:value-type="float" office:value="18">
            <text:p>18</text:p>
          </table:table-cell>
          <table:table-cell table:style-name="Default"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5">
          <table:table-cell office:value-type="float" office:value="19">
            <text:p>19</text:p>
          </table:table-cell>
          <table:table-cell office:value-type="string">
            <text:p>Mitchell, M. (1999). An Introduction To Genetic Algorithms. MIT Press, Cambridge, Massachusetts.</text:p>
          </table:table-cell>
        </table:table-row>
        <table:table-row table:style-name="ro4">
          <table:table-cell office:value-type="float" office:value="20">
            <text:p>20</text:p>
          </table:table-cell>
          <table:table-cell table:style-name="Default" office:value-type="string">
            <text:p>Manning, T., Sleator, R. D., and Walsh, P. (2013). Naturally selecting solutions: The use of genetic algorithms in bioinformatics. Bioengineered, 4(5):266-278.</text:p>
          </table:table-cell>
        </table:table-row>
        <table:table-row table:style-name="ro5">
          <table:table-cell office:value-type="float" office:value="21">
            <text:p>21</text:p>
          </table:table-cell>
          <table:table-cell table:style-name="Default" office:value-type="string">
            <text:p>http://www.numpy.org</text:p>
          </table:table-cell>
        </table:table-row>
        <table:table-row table:style-name="ro5">
          <table:table-cell office:value-type="float" office:value="22">
            <text:p>22</text:p>
          </table:table-cell>
          <table:table-cell table:style-name="Default" office:value-type="string">
            <text:p>Silva, F. J. M., Sanchez-Perez, J. M., Gomez-Pulido, J. A., and Vega-Rodriguez, M. A. (2010). An evolutionary approach for performing multiple sequence alignment. In Evolutionary Computation (CEC), 2010 IEEE Congress on, pages 1-7. IEEE.</text:p>
          </table:table-cell>
        </table:table-row>
        <table:table-row table:style-name="ro5">
          <table:table-cell office:value-type="float" office:value="23">
            <text:p>23</text:p>
          </table:table-cell>
          <table:table-cell table:style-name="Default" office:value-type="string">
            <text:p>da Silva, F. J. M., Sanchez Perez, J. M., Pulido, J. A. G., and Rodriguez, M. A. V. (2009). Optimizing multiple sequence alignment by improving mutation operators of a genetic algorithm. In Intelligent Systems Design and Applications, 2009. ISDA &amp;#039;09. Ninth International Conference on, pages 1257-1262. IEEE.</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9">19/02/2014</text:date>, <text:time>20:27: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2-19T20:27:42</dc:date>
    <dc:creator>David Morrisroe</dc:creator>
    <meta:editing-duration>PT16H57M20S</meta:editing-duration>
    <meta:editing-cycles>11</meta:editing-cycles>
    <meta:generator>OpenOffice/4.0.1$Linux OpenOffice.org_project/401m5$Build-9714</meta:generator>
    <meta:document-statistic meta:table-count="3" meta:cell-count="46" meta:object-count="0"/>
  </office:meta>
</office:document-meta>
</file>